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9903" officeooo:paragraph-rsid="001c9903"/>
    </style:style>
    <style:style style:name="P3" style:family="paragraph" style:parent-style-name="Standard">
      <style:text-properties officeooo:rsid="001c0a70" officeooo:paragraph-rsid="001c0a70"/>
    </style:style>
    <style:style style:name="P4" style:family="paragraph" style:parent-style-name="Standard">
      <style:text-properties officeooo:rsid="001c0a70" officeooo:paragraph-rsid="001d1e2d"/>
    </style:style>
    <style:style style:name="P5" style:family="paragraph" style:parent-style-name="Standard">
      <style:text-properties officeooo:rsid="001c0a70" officeooo:paragraph-rsid="001ea3de"/>
    </style:style>
    <style:style style:name="P6" style:family="paragraph" style:parent-style-name="Standard">
      <style:text-properties officeooo:rsid="001c0a70" officeooo:paragraph-rsid="001ea80d"/>
    </style:style>
    <style:style style:name="P7" style:family="paragraph" style:parent-style-name="Standard">
      <style:text-properties officeooo:rsid="001d1e2d" officeooo:paragraph-rsid="001d1e2d"/>
    </style:style>
    <style:style style:name="P8" style:family="paragraph" style:parent-style-name="Standard">
      <style:text-properties officeooo:rsid="001d1e2d" officeooo:paragraph-rsid="001ea3de"/>
    </style:style>
    <style:style style:name="P9" style:family="paragraph" style:parent-style-name="Standard">
      <style:text-properties officeooo:rsid="001d1e2d" officeooo:paragraph-rsid="001ea80d"/>
    </style:style>
    <style:style style:name="P10" style:family="paragraph" style:parent-style-name="Standard">
      <style:text-properties officeooo:rsid="001ea3de" officeooo:paragraph-rsid="001ea3de"/>
    </style:style>
    <style:style style:name="P11" style:family="paragraph" style:parent-style-name="Standard">
      <style:text-properties officeooo:rsid="001c9903" officeooo:paragraph-rsid="001c9903"/>
    </style:style>
    <style:style style:name="P12" style:family="paragraph" style:parent-style-name="Standard">
      <style:text-properties officeooo:rsid="001c9903" officeooo:paragraph-rsid="001ea3de"/>
    </style:style>
    <style:style style:name="P13" style:family="paragraph" style:parent-style-name="Standard">
      <style:text-properties officeooo:rsid="001ea80d" officeooo:paragraph-rsid="001ea80d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4">get_user_id()</text:span></text:p>
      <text:p text:style-name="P13">GET</text:p>
      <text:p text:style-name="P9">Input (headers): None</text:p>
      <text:p text:style-name="P9">Input (body): N/A</text:p>
      <text:p text:style-name="P6">Input <text:span text:style-name="T2">(query)</text:span>: <text:span text:style-name="T4">cookie</text:span></text:p>
      <text:p text:style-name="P6">Output: <text:span text:style-name="T4">user_id</text:span></text:p>
      <text:p text:style-name="P6"/>
      <text:p text:style-name="P6">- get_favourite_buildings()</text:p>
      <text:p text:style-name="P6">GET</text:p>
      <text:p text:style-name="P6">Input <text:span text:style-name="T2">(headers)</text:span>: user_id </text:p>
      <text:p text:style-name="P9">Input (body): N/A</text:p>
      <text:p text:style-name="P6">Input <text:span text:style-name="T2">(query)</text:span>: <text:span text:style-name="T2">None</text:span></text:p>
      <text:p text:style-name="P6">Output: List of buildings</text:p>
      <text:p text:style-name="P6"/>
      <text:p text:style-name="P6"><text:span text:style-name="T2">- add</text:span>_favourite_buildings()</text:p>
      <text:p text:style-name="P9">POST</text:p>
      <text:p text:style-name="P6">Input <text:span text:style-name="T2">(headers)</text:span>: user_id </text:p>
      <text:p text:style-name="P9">Input (body): building_id</text:p>
      <text:p text:style-name="P6">Input <text:span text:style-name="T2">(query)</text:span>: <text:span text:style-name="T2">None</text:span></text:p>
      <text:p text:style-name="P6">Output: <text:span text:style-name="T3">Success (200) / Failure (500)</text:span></text:p>
      <text:p text:style-name="P6"/>
      <text:p text:style-name="P6"><text:span text:style-name="T2">- delete</text:span>_favourite_buildings()</text:p>
      <text:p text:style-name="P9">POST</text:p>
      <text:p text:style-name="P6">Input <text:span text:style-name="T2">(headers)</text:span>: user_id </text:p>
      <text:p text:style-name="P9">Input (body): building_id</text:p>
      <text:p text:style-name="P6">Input <text:span text:style-name="T2">(query)</text:span>: <text:span text:style-name="T2">None</text:span></text:p>
      <text:p text:style-name="P6">Output: <text:span text:style-name="T3">Success (200) / Failure (500)</text:span></text:p>
      <text:p text:style-name="P6"/>
      <text:p text:style-name="P1">- get_nearby_buildings()</text:p>
      <text:p text:style-name="P7">GET</text:p>
      <text:p text:style-name="P7">Input (headers): None</text:p>
      <text:p text:style-name="P7">Input (body): N/A</text:p>
      <text:p text:style-name="P1">Input <text:span text:style-name="T2">(query)</text:span>: geo-location</text:p>
      <text:p text:style-name="P1">Output: Ordered list of buildings by location</text:p>
      <text:p text:style-name="P5"/>
      <text:p text:style-name="P1">get_all_buildings()</text:p>
      <text:p text:style-name="P1">GET</text:p>
      <text:p text:style-name="P4">Input <text:span text:style-name="T2">(headers)</text:span>: <text:span text:style-name="T2">None</text:span> </text:p>
      <text:p text:style-name="P7">Input (body): N/A</text:p>
      <text:p text:style-name="P4">Input <text:span text:style-name="T2">(query)</text:span>: <text:span text:style-name="T2">None</text:span></text:p>
      <text:p text:style-name="P1">Output: Alphabetical list of buildings</text:p>
      <text:p text:style-name="P1"/>
      <text:p text:style-name="P1">- get_building_info()</text:p>
      <text:p text:style-name="P10">GET</text:p>
      <text:p text:style-name="P5">Input <text:span text:style-name="T2">(headers)</text:span>: <text:span text:style-name="T2">None</text:span> </text:p>
      <text:p text:style-name="P8">Input (body): <text:span text:style-name="T3">N/A</text:span></text:p>
      <text:p text:style-name="P5">Input <text:span text:style-name="T2">(query)</text:span>: <text:span text:style-name="T3">building_id</text:span></text:p>
      <text:p text:style-name="P1">Output: available_classrooms, available_labs, img, latest_activity, latest_comment</text:p>
      <text:p text:style-name="P1"/>
      <text:p text:style-name="P1"><text:soft-page-break/>- get_<text:span text:style-name="T4">building_</text:span>comments()</text:p>
      <text:p text:style-name="P1">GET </text:p>
      <text:p text:style-name="P5">Input <text:span text:style-name="T2">(headers)</text:span>: <text:span text:style-name="T3">user_id</text:span></text:p>
      <text:p text:style-name="P8">Input (body): N/A</text:p>
      <text:p text:style-name="P5">Input <text:span text:style-name="T2">(query)</text:span>: <text:span text:style-name="T3">building_id</text:span></text:p>
      <text:p text:style-name="P1">Output: List of comments</text:p>
      <text:p text:style-name="P1"/>
      <text:p text:style-name="P1">- get_building_labs()</text:p>
      <text:p text:style-name="P1">GET</text:p>
      <text:p text:style-name="P5">Input <text:span text:style-name="T2">(headers)</text:span>: <text:span text:style-name="T3">None</text:span></text:p>
      <text:p text:style-name="P8">Input (body): N/A</text:p>
      <text:p text:style-name="P5">Input <text:span text:style-name="T2">(query)</text:span>: <text:span text:style-name="T3">building_id</text:span></text:p>
      <text:p text:style-name="P1">Output: <text:span text:style-name="T1">{available: list of rooms, in_an_hr: list of rooms, in_2_hrs: list of rooms}</text:span></text:p>
      <text:p text:style-name="P1"/>
      <text:p text:style-name="P1">- <text:span text:style-name="T1">get_room_info()</text:span></text:p>
      <text:p text:style-name="P2">GET</text:p>
      <text:p text:style-name="P5">Input <text:span text:style-name="T2">(headers)</text:span>: <text:span text:style-name="T3">None</text:span></text:p>
      <text:p text:style-name="P8">Input (body): N/A</text:p>
      <text:p text:style-name="P5">Input <text:span text:style-name="T2">(query)</text:span>: <text:span text:style-name="T3">building_id, room_id</text:span></text:p>
      <text:p text:style-name="P2">Output: {Bookings: [], Comments: []}</text:p>
      <text:p text:style-name="P1"/>
      <text:p text:style-name="P1">- <text:span text:style-name="T1">get_building_schedule()</text:span></text:p>
      <text:p text:style-name="P2">GET</text:p>
      <text:p text:style-name="P5">Input <text:span text:style-name="T2">(headers)</text:span>: <text:span text:style-name="T3">N/A</text:span></text:p>
      <text:p text:style-name="P8">Input (body): N/A</text:p>
      <text:p text:style-name="P5">Input <text:span text:style-name="T2">(query)</text:span>: <text:span text:style-name="T3">building_id, distance</text:span></text:p>
      <text:p text:style-name="P2">Output: Schedule</text:p>
      <text:p text:style-name="P2"/>
      <text:p text:style-name="P2">- book_event()</text:p>
      <text:p text:style-name="P2">POST</text:p>
      <text:p text:style-name="P5">Input <text:span text:style-name="T2">(headers)</text:span>: <text:span text:style-name="T3">user_id</text:span></text:p>
      <text:p text:style-name="P8">Input (body): <text:span text:style-name="T1">time, comment, tag</text:span></text:p>
      <text:p text:style-name="P5">Input <text:span text:style-name="T2">(query)</text:span>: <text:span text:style-name="T3">None</text:span></text:p>
      <text:p text:style-name="P2">Output: booking_id</text:p>
      <text:p text:style-name="P2"/>
      <text:p text:style-name="P12">- <text:span text:style-name="T3">delete</text:span>_event()</text:p>
      <text:p text:style-name="P12">POST</text:p>
      <text:p text:style-name="P5">Input <text:span text:style-name="T2">(headers)</text:span>: <text:span text:style-name="T3">user_id</text:span></text:p>
      <text:p text:style-name="P8">Input (body): <text:span text:style-name="T3">booking_id</text:span></text:p>
      <text:p text:style-name="P5">Input <text:span text:style-name="T2">(query)</text:span>: <text:span text:style-name="T3">None</text:span></text:p>
      <text:p text:style-name="P12">Output: <text:span text:style-name="T3">Success (200) / Failure (50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1T02:32:18.148280746</dc:date>
    <meta:editing-duration>PT1H55M1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78" meta:word-count="227" meta:character-count="1684" meta:non-whitespace-character-count="1529"/>
  </office:meta>
</office:document-meta>
</file>